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9.29pt"/>
    </style:style>
    <style:style style:name="co3" style:family="table-column">
      <style:table-column-properties fo:break-before="auto" style:column-width="211.86pt"/>
    </style:style>
    <style:style style:name="co4" style:family="table-column">
      <style:table-column-properties fo:break-before="auto" style:column-width="101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300.05pt"/>
    </style:style>
    <style:style style:name="co7" style:family="table-column">
      <style:table-column-properties fo:break-before="auto" style:column-width="190.35pt"/>
    </style:style>
    <style:style style:name="co8" style:family="table-column">
      <style:table-column-properties fo:break-before="auto" style:column-width="16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Genr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edy</text:p>
          </table:table-cell>
          <table:table-cell table:formula="of:=&quot;Genre.create(&quot;&amp;[.$A$1]&amp;&quot;: &quot;&amp;[.A2]&amp;&quot;, &quot;&amp;[.$B$1]&amp;&quot;: '&quot;&amp;[.B2]&amp;&quot;')&quot;" office:value-type="string" office:string-value="Genre.create(id: 1, name: 'Comedy')" calcext:value-type="string">
            <text:p>Genre.create(id: 1, name: 'Comedy'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ime</text:p>
          </table:table-cell>
          <table:table-cell table:formula="of:=&quot;Genre.create(&quot;&amp;[.$A$1]&amp;&quot;: &quot;&amp;[.A3]&amp;&quot;, &quot;&amp;[.$B$1]&amp;&quot;: '&quot;&amp;[.B3]&amp;&quot;')&quot;" office:value-type="string" office:string-value="Genre.create(id: 2, name: 'Crime')" calcext:value-type="string">
            <text:p>Genre.create(id: 2, name: 'Crime'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ama</text:p>
          </table:table-cell>
          <table:table-cell table:formula="of:=&quot;Genre.create(&quot;&amp;[.$A$1]&amp;&quot;: &quot;&amp;[.A4]&amp;&quot;, &quot;&amp;[.$B$1]&amp;&quot;: '&quot;&amp;[.B4]&amp;&quot;')&quot;" office:value-type="string" office:string-value="Genre.create(id: 3, name: 'Drama')" calcext:value-type="string">
            <text:p>Genre.create(id: 3, name: 'Drama'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tion</text:p>
          </table:table-cell>
          <table:table-cell table:formula="of:=&quot;Genre.create(&quot;&amp;[.$A$1]&amp;&quot;: &quot;&amp;[.A5]&amp;&quot;, &quot;&amp;[.$B$1]&amp;&quot;: '&quot;&amp;[.B5]&amp;&quot;')&quot;" office:value-type="string" office:string-value="Genre.create(id: 4, name: 'Action')" calcext:value-type="string">
            <text:p>Genre.create(id: 4, name: 'Action'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antasy</text:p>
          </table:table-cell>
          <table:table-cell table:formula="of:=&quot;Genre.create(&quot;&amp;[.$A$1]&amp;&quot;: &quot;&amp;[.A6]&amp;&quot;, &quot;&amp;[.$B$1]&amp;&quot;: '&quot;&amp;[.B6]&amp;&quot;')&quot;" office:value-type="string" office:string-value="Genre.create(id: 5, name: 'Fantasy')" calcext:value-type="string">
            <text:p>Genre.create(id: 5, name: 'Fantasy'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venture</text:p>
          </table:table-cell>
          <table:table-cell table:formula="of:=&quot;Genre.create(&quot;&amp;[.$A$1]&amp;&quot;: &quot;&amp;[.A7]&amp;&quot;, &quot;&amp;[.$B$1]&amp;&quot;: '&quot;&amp;[.B7]&amp;&quot;')&quot;" office:value-type="string" office:string-value="Genre.create(id: 6, name: 'Adventure')" calcext:value-type="string">
            <text:p>Genre.create(id: 6, name: 'Adventure')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dventure</text:p>
          </table:table-cell>
          <table:table-cell table:formula="of:=&quot;Genre.create(&quot;&amp;[.$A$1]&amp;&quot;: &quot;&amp;[.A8]&amp;&quot;, &quot;&amp;[.$B$1]&amp;&quot;: '&quot;&amp;[.B8]&amp;&quot;')&quot;" office:value-type="string" office:string-value="Genre.create(id: 7, name: 'Adventure')" calcext:value-type="string">
            <text:p>Genre.create(id: 7, name: 'Adventure')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i-Fi</text:p>
          </table:table-cell>
          <table:table-cell table:formula="of:=&quot;Genre.create(&quot;&amp;[.$A$1]&amp;&quot;: &quot;&amp;[.A9]&amp;&quot;, &quot;&amp;[.$B$1]&amp;&quot;: '&quot;&amp;[.B9]&amp;&quot;')&quot;" office:value-type="string" office:string-value="Genre.create(id: 8, name: 'Sci-Fi')" calcext:value-type="string">
            <text:p>Genre.create(id: 8, name: 'Sci-Fi'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mance</text:p>
          </table:table-cell>
          <table:table-cell table:formula="of:=&quot;Genre.create(&quot;&amp;[.$A$1]&amp;&quot;: &quot;&amp;[.A10]&amp;&quot;, &quot;&amp;[.$B$1]&amp;&quot;: '&quot;&amp;[.B10]&amp;&quot;')&quot;" office:value-type="string" office:string-value="Genre.create(id: 9, name: 'Romance')" calcext:value-type="string">
            <text:p>Genre.create(id: 9, name: 'Romance')</text:p>
          </table:table-cell>
          <table:table-cell/>
        </table:table-row>
      </table:table>
      <table:table table:name="Person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ob</text:p>
          </table:table-cell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an Johnson</text:p>
          </table:table-cell>
          <table:table-cell office:value-type="date" office:date-value="1973-12-17" calcext:value-type="date">
            <text:p>12/17/73</text:p>
          </table:table-cell>
          <table:table-cell table:formula="of:=&quot;Person.create(name: '&quot;&amp;[.B2]&amp;&quot;', dob: '&quot;&amp;TEXT([.C2];&quot;yyyy-mm-dd&quot;)&amp;&quot;')&quot;" office:value-type="string" office:string-value="Person.create(name: 'Rian Johnson', dob: '1973-12-17')" calcext:value-type="string">
            <text:p>Person.create(name: 'Rian Johnson', dob: '1973-12-17'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niel Craig</text:p>
          </table:table-cell>
          <table:table-cell office:value-type="date" office:date-value="1968-03-02" calcext:value-type="date">
            <text:p>03/02/68</text:p>
          </table:table-cell>
          <table:table-cell table:formula="of:=&quot;Person.create(name: '&quot;&amp;[.B3]&amp;&quot;', dob: '&quot;&amp;TEXT([.C3];&quot;yyyy-mm-dd&quot;)&amp;&quot;')&quot;" office:value-type="string" office:string-value="Person.create(name: 'Daniel Craig', dob: '1968-03-02')" calcext:value-type="string">
            <text:p>Person.create(name: 'Daniel Craig', dob: '1968-03-02')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ris Evans</text:p>
          </table:table-cell>
          <table:table-cell office:value-type="date" office:date-value="1981-06-13" calcext:value-type="date">
            <text:p>06/13/81</text:p>
          </table:table-cell>
          <table:table-cell table:formula="of:=&quot;Person.create(name: '&quot;&amp;[.B4]&amp;&quot;', dob: '&quot;&amp;TEXT([.C4];&quot;yyyy-mm-dd&quot;)&amp;&quot;')&quot;" office:value-type="string" office:string-value="Person.create(name: 'Chris Evans', dob: '1981-06-13')" calcext:value-type="string">
            <text:p>Person.create(name: 'Chris Evans', dob: '1981-06-13')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a de Armas</text:p>
          </table:table-cell>
          <table:table-cell office:value-type="date" office:date-value="1988-04-30" calcext:value-type="date">
            <text:p>04/30/88</text:p>
          </table:table-cell>
          <table:table-cell table:formula="of:=&quot;Person.create(name: '&quot;&amp;[.B5]&amp;&quot;', dob: '&quot;&amp;TEXT([.C5];&quot;yyyy-mm-dd&quot;)&amp;&quot;')&quot;" office:value-type="string" office:string-value="Person.create(name: 'Ana de Armas', dob: '1988-04-30')" calcext:value-type="string">
            <text:p>Person.create(name: 'Ana de Armas', dob: '1988-04-30')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ie Lee Curtis</text:p>
          </table:table-cell>
          <table:table-cell office:value-type="date" office:date-value="1958-11-22" calcext:value-type="date">
            <text:p>11/22/58</text:p>
          </table:table-cell>
          <table:table-cell table:formula="of:=&quot;Person.create(name: '&quot;&amp;[.B6]&amp;&quot;', dob: '&quot;&amp;TEXT([.C6];&quot;yyyy-mm-dd&quot;)&amp;&quot;')&quot;" office:value-type="string" office:string-value="Person.create(name: 'Jamie Lee Curtis', dob: '1958-11-22')" calcext:value-type="string">
            <text:p>Person.create(name: 'Jamie Lee Curtis', dob: '1958-11-22')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hael Shannon</text:p>
          </table:table-cell>
          <table:table-cell office:value-type="date" office:date-value="1974-08-07" calcext:value-type="date">
            <text:p>08/07/74</text:p>
          </table:table-cell>
          <table:table-cell table:formula="of:=&quot;Person.create(name: '&quot;&amp;[.B7]&amp;&quot;', dob: '&quot;&amp;TEXT([.C7];&quot;yyyy-mm-dd&quot;)&amp;&quot;')&quot;" office:value-type="string" office:string-value="Person.create(name: 'Michael Shannon', dob: '1974-08-07')" calcext:value-type="string">
            <text:p>Person.create(name: 'Michael Shannon', dob: '1974-08-07')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 Johnson</text:p>
          </table:table-cell>
          <table:table-cell office:value-type="date" office:date-value="1949-12-15" calcext:value-type="date">
            <text:p>12/15/49</text:p>
          </table:table-cell>
          <table:table-cell table:formula="of:=&quot;Person.create(name: '&quot;&amp;[.B8]&amp;&quot;', dob: '&quot;&amp;TEXT([.C8];&quot;yyyy-mm-dd&quot;)&amp;&quot;')&quot;" office:value-type="string" office:string-value="Person.create(name: 'Don Johnson', dob: '1949-12-15')" calcext:value-type="string">
            <text:p>Person.create(name: 'Don Johnson', dob: '1949-12-15')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k Hamill</text:p>
          </table:table-cell>
          <table:table-cell office:value-type="date" office:date-value="1951-09-25" calcext:value-type="date">
            <text:p>09/25/51</text:p>
          </table:table-cell>
          <table:table-cell table:formula="of:=&quot;Person.create(name: '&quot;&amp;[.B9]&amp;&quot;', dob: '&quot;&amp;TEXT([.C9];&quot;yyyy-mm-dd&quot;)&amp;&quot;')&quot;" office:value-type="string" office:string-value="Person.create(name: 'Mark Hamill', dob: '1951-09-25')" calcext:value-type="string">
            <text:p>Person.create(name: 'Mark Hamill', dob: '1951-09-25')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ie Fisher</text:p>
          </table:table-cell>
          <table:table-cell office:value-type="date" office:date-value="1956-10-21" calcext:value-type="date">
            <text:p>10/21/56</text:p>
          </table:table-cell>
          <table:table-cell table:formula="of:=&quot;Person.create(name: '&quot;&amp;[.B10]&amp;&quot;', dob: '&quot;&amp;TEXT([.C10];&quot;yyyy-mm-dd&quot;)&amp;&quot;')&quot;" office:value-type="string" office:string-value="Person.create(name: 'Carrie Fisher', dob: '1956-10-21')" calcext:value-type="string">
            <text:p>Person.create(name: 'Carrie Fisher', dob: '1956-10-21'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am Driver</text:p>
          </table:table-cell>
          <table:table-cell office:value-type="date" office:date-value="1983-11-19" calcext:value-type="date">
            <text:p>11/19/83</text:p>
          </table:table-cell>
          <table:table-cell table:formula="of:=&quot;Person.create(name: '&quot;&amp;[.B11]&amp;&quot;', dob: '&quot;&amp;TEXT([.C11];&quot;yyyy-mm-dd&quot;)&amp;&quot;')&quot;" office:value-type="string" office:string-value="Person.create(name: 'Adam Driver', dob: '1983-11-19')" calcext:value-type="string">
            <text:p>Person.create(name: 'Adam Driver', dob: '1983-11-19'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isy Ridley</text:p>
          </table:table-cell>
          <table:table-cell office:value-type="date" office:date-value="1992-04-10" calcext:value-type="date">
            <text:p>04/10/92</text:p>
          </table:table-cell>
          <table:table-cell table:formula="of:=&quot;Person.create(name: '&quot;&amp;[.B12]&amp;&quot;', dob: '&quot;&amp;TEXT([.C12];&quot;yyyy-mm-dd&quot;)&amp;&quot;')&quot;" office:value-type="string" office:string-value="Person.create(name: 'Daisy Ridley', dob: '1992-04-10')" calcext:value-type="string">
            <text:p>Person.create(name: 'Daisy Ridley', dob: '1992-04-10'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hn Boyega</text:p>
          </table:table-cell>
          <table:table-cell office:value-type="date" office:date-value="1992-03-17" calcext:value-type="date">
            <text:p>03/17/92</text:p>
          </table:table-cell>
          <table:table-cell table:formula="of:=&quot;Person.create(name: '&quot;&amp;[.B13]&amp;&quot;', dob: '&quot;&amp;TEXT([.C13];&quot;yyyy-mm-dd&quot;)&amp;&quot;')&quot;" office:value-type="string" office:string-value="Person.create(name: 'John Boyega', dob: '1992-03-17')" calcext:value-type="string">
            <text:p>Person.create(name: 'John Boyega', dob: '1992-03-17')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ar Isaac</text:p>
          </table:table-cell>
          <table:table-cell office:value-type="date" office:date-value="1979-03-09" calcext:value-type="date">
            <text:p>03/09/79</text:p>
          </table:table-cell>
          <table:table-cell table:formula="of:=&quot;Person.create(name: '&quot;&amp;[.B14]&amp;&quot;', dob: '&quot;&amp;TEXT([.C14];&quot;yyyy-mm-dd&quot;)&amp;&quot;')&quot;" office:value-type="string" office:string-value="Person.create(name: 'Oscar Isaac', dob: '1979-03-09')" calcext:value-type="string">
            <text:p>Person.create(name: 'Oscar Isaac', dob: '1979-03-09'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oe Johnston</text:p>
          </table:table-cell>
          <table:table-cell office:value-type="date" office:date-value="1950-05-13" calcext:value-type="date">
            <text:p>05/13/50</text:p>
          </table:table-cell>
          <table:table-cell table:formula="of:=&quot;Person.create(name: '&quot;&amp;[.B15]&amp;&quot;', dob: '&quot;&amp;TEXT([.C15];&quot;yyyy-mm-dd&quot;)&amp;&quot;')&quot;" office:value-type="string" office:string-value="Person.create(name: 'Joe Johnston', dob: '1950-05-13')" calcext:value-type="string">
            <text:p>Person.create(name: 'Joe Johnston', dob: '1950-05-13')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ristopher Markus</text:p>
          </table:table-cell>
          <table:table-cell office:value-type="date" office:date-value="1970-01-02" calcext:value-type="date">
            <text:p>01/02/70</text:p>
          </table:table-cell>
          <table:table-cell table:formula="of:=&quot;Person.create(name: '&quot;&amp;[.B16]&amp;&quot;', dob: '&quot;&amp;TEXT([.C16];&quot;yyyy-mm-dd&quot;)&amp;&quot;')&quot;" office:value-type="string" office:string-value="Person.create(name: 'Christopher Markus', dob: '1970-01-02')" calcext:value-type="string">
            <text:p>Person.create(name: 'Christopher Markus', dob: '1970-01-02')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ayley Atwell</text:p>
          </table:table-cell>
          <table:table-cell office:value-type="date" office:date-value="1982-04-05" calcext:value-type="date">
            <text:p>04/05/82</text:p>
          </table:table-cell>
          <table:table-cell table:formula="of:=&quot;Person.create(name: '&quot;&amp;[.B17]&amp;&quot;', dob: '&quot;&amp;TEXT([.C17];&quot;yyyy-mm-dd&quot;)&amp;&quot;')&quot;" office:value-type="string" office:string-value="Person.create(name: 'Hayley Atwell', dob: '1982-04-05')" calcext:value-type="string">
            <text:p>Person.create(name: 'Hayley Atwell', dob: '1982-04-05')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bastian Stan</text:p>
          </table:table-cell>
          <table:table-cell office:value-type="date" office:date-value="1982-08-13" calcext:value-type="date">
            <text:p>08/13/82</text:p>
          </table:table-cell>
          <table:table-cell table:formula="of:=&quot;Person.create(name: '&quot;&amp;[.B18]&amp;&quot;', dob: '&quot;&amp;TEXT([.C18];&quot;yyyy-mm-dd&quot;)&amp;&quot;')&quot;" office:value-type="string" office:string-value="Person.create(name: 'Sebastian Stan', dob: '1982-08-13')" calcext:value-type="string">
            <text:p>Person.create(name: 'Sebastian Stan', dob: '1982-08-13')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ommy Lee Jones</text:p>
          </table:table-cell>
          <table:table-cell office:value-type="date" office:date-value="1946-09-15" calcext:value-type="date">
            <text:p>09/15/46</text:p>
          </table:table-cell>
          <table:table-cell table:formula="of:=&quot;Person.create(name: '&quot;&amp;[.B19]&amp;&quot;', dob: '&quot;&amp;TEXT([.C19];&quot;yyyy-mm-dd&quot;)&amp;&quot;')&quot;" office:value-type="string" office:string-value="Person.create(name: 'Tommy Lee Jones', dob: '1946-09-15')" calcext:value-type="string">
            <text:p>Person.create(name: 'Tommy Lee Jones', dob: '1946-09-15'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go Weaving</text:p>
          </table:table-cell>
          <table:table-cell office:value-type="date" office:date-value="1960-04-04" calcext:value-type="date">
            <text:p>04/04/60</text:p>
          </table:table-cell>
          <table:table-cell table:formula="of:=&quot;Person.create(name: '&quot;&amp;[.B20]&amp;&quot;', dob: '&quot;&amp;TEXT([.C20];&quot;yyyy-mm-dd&quot;)&amp;&quot;')&quot;" office:value-type="string" office:string-value="Person.create(name: 'Hugo Weaving', dob: '1960-04-04')" calcext:value-type="string">
            <text:p>Person.create(name: 'Hugo Weaving', dob: '1960-04-04'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nley Tucci</text:p>
          </table:table-cell>
          <table:table-cell office:value-type="date" office:date-value="1960-11-11" calcext:value-type="date">
            <text:p>11/11/60</text:p>
          </table:table-cell>
          <table:table-cell table:formula="of:=&quot;Person.create(name: '&quot;&amp;[.B21]&amp;&quot;', dob: '&quot;&amp;TEXT([.C21];&quot;yyyy-mm-dd&quot;)&amp;&quot;')&quot;" office:value-type="string" office:string-value="Person.create(name: 'Stanley Tucci', dob: '1960-11-11')" calcext:value-type="string">
            <text:p>Person.create(name: 'Stanley Tucci', dob: '1960-11-11')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nald Bass</text:p>
          </table:table-cell>
          <table:table-cell office:value-type="date" office:date-value="1942-03-26" calcext:value-type="date">
            <text:p>03/26/42</text:p>
          </table:table-cell>
          <table:table-cell table:formula="of:=&quot;Person.create(name: '&quot;&amp;[.B22]&amp;&quot;', dob: '&quot;&amp;TEXT([.C22];&quot;yyyy-mm-dd&quot;)&amp;&quot;')&quot;" office:value-type="string" office:string-value="Person.create(name: 'Ronald Bass', dob: '1942-03-26')" calcext:value-type="string">
            <text:p>Person.create(name: 'Ronald Bass', dob: '1942-03-26')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lice Eve</text:p>
          </table:table-cell>
          <table:table-cell office:value-type="date" office:date-value="1982-02-06" calcext:value-type="date">
            <text:p>02/06/82</text:p>
          </table:table-cell>
          <table:table-cell table:formula="of:=&quot;Person.create(name: '&quot;&amp;[.B23]&amp;&quot;', dob: '&quot;&amp;TEXT([.C23];&quot;yyyy-mm-dd&quot;)&amp;&quot;')&quot;" office:value-type="string" office:string-value="Person.create(name: 'Alice Eve', dob: '1982-02-06')" calcext:value-type="string">
            <text:p>Person.create(name: 'Alice Eve', dob: '1982-02-06')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mma Fitzpatrick</text:p>
          </table:table-cell>
          <table:table-cell office:value-type="date" office:date-value="1985-03-20" calcext:value-type="date">
            <text:p>03/20/85</text:p>
          </table:table-cell>
          <table:table-cell table:formula="of:=&quot;Person.create(name: '&quot;&amp;[.B24]&amp;&quot;', dob: '&quot;&amp;TEXT([.C24];&quot;yyyy-mm-dd&quot;)&amp;&quot;')&quot;" office:value-type="string" office:string-value="Person.create(name: 'Emma Fitzpatrick', dob: '1985-03-20')" calcext:value-type="string">
            <text:p>Person.create(name: 'Emma Fitzpatrick', dob: '1985-03-20')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hn Cullum</text:p>
          </table:table-cell>
          <table:table-cell office:value-type="date" office:date-value="1930-03-02" calcext:value-type="date">
            <text:p>03/02/30</text:p>
          </table:table-cell>
          <table:table-cell table:formula="of:=&quot;Person.create(name: '&quot;&amp;[.B25]&amp;&quot;', dob: '&quot;&amp;TEXT([.C25];&quot;yyyy-mm-dd&quot;)&amp;&quot;')&quot;" office:value-type="string" office:string-value="Person.create(name: 'John Cullum', dob: '1930-03-02')" calcext:value-type="string">
            <text:p>Person.create(name: 'John Cullum', dob: '1930-03-02'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rk Kassen</text:p>
          </table:table-cell>
          <table:table-cell office:value-type="date" office:date-value="1971-10-04" calcext:value-type="date">
            <text:p>10/04/71</text:p>
          </table:table-cell>
          <table:table-cell table:formula="of:=&quot;Person.create(name: '&quot;&amp;[.B26]&amp;&quot;', dob: '&quot;&amp;TEXT([.C26];&quot;yyyy-mm-dd&quot;)&amp;&quot;')&quot;" office:value-type="string" office:string-value="Person.create(name: 'Mark Kassen', dob: '1971-10-04')" calcext:value-type="string">
            <text:p>Person.create(name: 'Mark Kassen', dob: '1971-10-04')</text:p>
          </table:table-cell>
          <table:table-cell/>
        </table:table-row>
      </table:table>
      <table:table table:name="Movie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irector_id</text:p>
          </table:table-cell>
          <table:table-cell office:value-type="string" calcext:value-type="string">
            <text:p>writer_id</text:p>
          </table:table-cell>
          <table:table-cell office:value-type="string" calcext:value-type="string">
            <text:p>release_dat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ves O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table:formula="of:=&quot;Movie.create(&quot;&amp;[.$A$1]&amp;&quot;: &quot;&amp;[.A2]&amp;&quot;, &quot;&amp;[.$B$1]&amp;&quot;: '&quot;&amp;[.B2]&amp;&quot;', &quot;&amp;[.$C$1]&amp;&quot;: &quot;&amp;[.C2]&amp;&quot;, &quot;&amp;[.$D$1]&amp;&quot;: &quot;&amp;[.D2]&amp;&quot;, &quot;&amp;[.$E$1]&amp;&quot;: &quot;&amp;[.E2]&amp;&quot;)&quot;" office:value-type="string" office:string-value="Movie.create(id: 1, title: 'Knives Out', director_id: 1, writer_id: 1, release_date: 2019)" calcext:value-type="string">
            <text:p>Movie.create(id: 1, title: 'Knives Out', director_id: 1, writer_id: 1, release_date: 2019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 Wars: Episode VIII - The Last Jed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table:formula="of:=&quot;Movie.create(&quot;&amp;[.$A$1]&amp;&quot;: &quot;&amp;[.A3]&amp;&quot;, &quot;&amp;[.$B$1]&amp;&quot;: '&quot;&amp;[.B3]&amp;&quot;', &quot;&amp;[.$C$1]&amp;&quot;: &quot;&amp;[.C3]&amp;&quot;, &quot;&amp;[.$D$1]&amp;&quot;: &quot;&amp;[.D3]&amp;&quot;, &quot;&amp;[.$E$1]&amp;&quot;: &quot;&amp;[.E3]&amp;&quot;)&quot;" office:value-type="string" office:string-value="Movie.create(id: 2, title: 'Star Wars: Episode VIII - The Last Jedi', director_id: 1, writer_id: 1, release_date: 2017)" calcext:value-type="string">
            <text:p>Movie.create(id: 2, title: 'Star Wars: Episode VIII - The Last Jedi', director_id: 1, writer_id: 1, release_date: 2017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ptain America: The First Aveng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11" calcext:value-type="float">
            <text:p>2011</text:p>
          </table:table-cell>
          <table:table-cell table:formula="of:=&quot;Movie.create(&quot;&amp;[.$A$1]&amp;&quot;: &quot;&amp;[.A4]&amp;&quot;, &quot;&amp;[.$B$1]&amp;&quot;: '&quot;&amp;[.B4]&amp;&quot;', &quot;&amp;[.$C$1]&amp;&quot;: &quot;&amp;[.C4]&amp;&quot;, &quot;&amp;[.$D$1]&amp;&quot;: &quot;&amp;[.D4]&amp;&quot;, &quot;&amp;[.$E$1]&amp;&quot;: &quot;&amp;[.E4]&amp;&quot;)&quot;" office:value-type="string" office:string-value="Movie.create(id: 3, title: 'Captain America: The First Avenger', director_id: 14, writer_id: 15, release_date: 2011)" calcext:value-type="string">
            <text:p>Movie.create(id: 3, title: 'Captain America: The First Avenger', director_id: 14, writer_id: 15, release_date: 201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fore We Go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014" calcext:value-type="float">
            <text:p>2014</text:p>
          </table:table-cell>
          <table:table-cell table:formula="of:=&quot;Movie.create(&quot;&amp;[.$A$1]&amp;&quot;: &quot;&amp;[.A5]&amp;&quot;, &quot;&amp;[.$B$1]&amp;&quot;: '&quot;&amp;[.B5]&amp;&quot;', &quot;&amp;[.$C$1]&amp;&quot;: &quot;&amp;[.C5]&amp;&quot;, &quot;&amp;[.$D$1]&amp;&quot;: &quot;&amp;[.D5]&amp;&quot;, &quot;&amp;[.$E$1]&amp;&quot;: &quot;&amp;[.E5]&amp;&quot;)&quot;" office:value-type="string" office:string-value="Movie.create(id: 4, title: 'Before We Go', director_id: 3, writer_id: 21, release_date: 2014)" calcext:value-type="string">
            <text:p>Movie.create(id: 4, title: 'Before We Go', director_id: 3, writer_id: 21, release_date: 2014)</text:p>
          </table:table-cell>
        </table:table-row>
      </table:table>
      <table:table table:name="movie_genre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ovie_id</text:p>
          </table:table-cell>
          <table:table-cell office:value-type="string" calcext:value-type="string">
            <text:p>genre_i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&quot;MovieGenre.create(&quot;&amp;[.$A$1]&amp;&quot;: &quot;&amp;[.A2]&amp;&quot;, &quot;&amp;[.$B$1]&amp;&quot;: &quot;&amp;[.B2]&amp;&quot;)&quot;" office:value-type="string" office:string-value="MovieGenre.create(movie_id: 1, genre_id: 1)" calcext:value-type="string">
            <text:p>MovieGenre.create(movie_id: 1, genre_id: 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MovieGenre.create(&quot;&amp;[.$A$1]&amp;&quot;: &quot;&amp;[.A3]&amp;&quot;, &quot;&amp;[.$B$1]&amp;&quot;: &quot;&amp;[.B3]&amp;&quot;)&quot;" office:value-type="string" office:string-value="MovieGenre.create(movie_id: 1, genre_id: 2)" calcext:value-type="string">
            <text:p>MovieGenre.create(movie_id: 1, genre_id: 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MovieGenre.create(&quot;&amp;[.$A$1]&amp;&quot;: &quot;&amp;[.A4]&amp;&quot;, &quot;&amp;[.$B$1]&amp;&quot;: &quot;&amp;[.B4]&amp;&quot;)&quot;" office:value-type="string" office:string-value="MovieGenre.create(movie_id: 1, genre_id: 3)" calcext:value-type="string">
            <text:p>MovieGenre.create(movie_id: 1, genre_id: 3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MovieGenre.create(&quot;&amp;[.$A$1]&amp;&quot;: &quot;&amp;[.A5]&amp;&quot;, &quot;&amp;[.$B$1]&amp;&quot;: &quot;&amp;[.B5]&amp;&quot;)&quot;" office:value-type="string" office:string-value="MovieGenre.create(movie_id: 2, genre_id: 4)" calcext:value-type="string">
            <text:p>MovieGenre.create(movie_id: 2, genre_id: 4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&quot;MovieGenre.create(&quot;&amp;[.$A$1]&amp;&quot;: &quot;&amp;[.A6]&amp;&quot;, &quot;&amp;[.$B$1]&amp;&quot;: &quot;&amp;[.B6]&amp;&quot;)&quot;" office:value-type="string" office:string-value="MovieGenre.create(movie_id: 2, genre_id: 5)" calcext:value-type="string">
            <text:p>MovieGenre.create(movie_id: 2, genre_id: 5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MovieGenre.create(&quot;&amp;[.$A$1]&amp;&quot;: &quot;&amp;[.A7]&amp;&quot;, &quot;&amp;[.$B$1]&amp;&quot;: &quot;&amp;[.B7]&amp;&quot;)&quot;" office:value-type="string" office:string-value="MovieGenre.create(movie_id: 2, genre_id: 6)" calcext:value-type="string">
            <text:p>MovieGenre.create(movie_id: 2, genre_id: 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&quot;MovieGenre.create(&quot;&amp;[.$A$1]&amp;&quot;: &quot;&amp;[.A8]&amp;&quot;, &quot;&amp;[.$B$1]&amp;&quot;: &quot;&amp;[.B8]&amp;&quot;)&quot;" office:value-type="string" office:string-value="MovieGenre.create(movie_id: 3, genre_id: 4)" calcext:value-type="string">
            <text:p>MovieGenre.create(movie_id: 3, genre_id: 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&quot;MovieGenre.create(&quot;&amp;[.$A$1]&amp;&quot;: &quot;&amp;[.A9]&amp;&quot;, &quot;&amp;[.$B$1]&amp;&quot;: &quot;&amp;[.B9]&amp;&quot;)&quot;" office:value-type="string" office:string-value="MovieGenre.create(movie_id: 3, genre_id: 7)" calcext:value-type="string">
            <text:p>MovieGenre.create(movie_id: 3, genre_id: 7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&quot;MovieGenre.create(&quot;&amp;[.$A$1]&amp;&quot;: &quot;&amp;[.A10]&amp;&quot;, &quot;&amp;[.$B$1]&amp;&quot;: &quot;&amp;[.B10]&amp;&quot;)&quot;" office:value-type="string" office:string-value="MovieGenre.create(movie_id: 3, genre_id: 8)" calcext:value-type="string">
            <text:p>MovieGenre.create(movie_id: 3, genre_id: 8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&quot;MovieGenre.create(&quot;&amp;[.$A$1]&amp;&quot;: &quot;&amp;[.A11]&amp;&quot;, &quot;&amp;[.$B$1]&amp;&quot;: &quot;&amp;[.B11]&amp;&quot;)&quot;" office:value-type="string" office:string-value="MovieGenre.create(movie_id: 4, genre_id: 9)" calcext:value-type="string">
            <text:p>MovieGenre.create(movie_id: 4, genre_id: 9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&quot;MovieGenre.create(&quot;&amp;[.$A$1]&amp;&quot;: &quot;&amp;[.A12]&amp;&quot;, &quot;&amp;[.$B$1]&amp;&quot;: &quot;&amp;[.B12]&amp;&quot;)&quot;" office:value-type="string" office:string-value="MovieGenre.create(movie_id: 4, genre_id: 1)" calcext:value-type="string">
            <text:p>MovieGenre.create(movie_id: 4, genre_id: 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&quot;MovieGenre.create(&quot;&amp;[.$A$1]&amp;&quot;: &quot;&amp;[.A13]&amp;&quot;, &quot;&amp;[.$B$1]&amp;&quot;: &quot;&amp;[.B13]&amp;&quot;)&quot;" office:value-type="string" office:string-value="MovieGenre.create(movie_id: 4, genre_id: 3)" calcext:value-type="string">
            <text:p>MovieGenre.create(movie_id: 4, genre_id: 3)</text:p>
          </table:table-cell>
        </table:table-row>
      </table:table>
      <table:table table:name="Character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vie_id</text:p>
          </table:table-cell>
          <table:table-cell office:value-type="string" calcext:value-type="string">
            <text:p>actor_id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oit Blanc</text:p>
          </table:table-cell>
          <table:table-cell table:formula="of:=&quot;Character.create(&quot;&amp;[.$A$1]&amp;&quot;: &quot;&amp;[.A2]&amp;&quot;, &quot;&amp;[.$B$1]&amp;&quot;: &quot;&amp;[.B2]&amp;&quot;, &quot;&amp;[.$C$1]&amp;&quot;: &quot;&amp;&quot;'&quot;&amp;[.C2]&amp;&quot;')&quot;" office:value-type="string" office:string-value="Character.create(movie_id: 1, actor_id: 2, name: 'Benoit Blanc')" calcext:value-type="string">
            <text:p>Character.create(movie_id: 1, actor_id: 2, name: 'Benoit Blanc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som Drysdale</text:p>
          </table:table-cell>
          <table:table-cell table:formula="of:=&quot;Character.create(&quot;&amp;[.$A$1]&amp;&quot;: &quot;&amp;[.A3]&amp;&quot;, &quot;&amp;[.$B$1]&amp;&quot;: &quot;&amp;[.B3]&amp;&quot;, &quot;&amp;[.$C$1]&amp;&quot;: &quot;&amp;&quot;'&quot;&amp;[.C3]&amp;&quot;')&quot;" office:value-type="string" office:string-value="Character.create(movie_id: 1, actor_id: 3, name: 'Ransom Drysdale')" calcext:value-type="string">
            <text:p>Character.create(movie_id: 1, actor_id: 3, name: 'Ransom Drysdale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ta Cabrera</text:p>
          </table:table-cell>
          <table:table-cell table:formula="of:=&quot;Character.create(&quot;&amp;[.$A$1]&amp;&quot;: &quot;&amp;[.A4]&amp;&quot;, &quot;&amp;[.$B$1]&amp;&quot;: &quot;&amp;[.B4]&amp;&quot;, &quot;&amp;[.$C$1]&amp;&quot;: &quot;&amp;&quot;'&quot;&amp;[.C4]&amp;&quot;')&quot;" office:value-type="string" office:string-value="Character.create(movie_id: 1, actor_id: 4, name: 'Marta Cabrera')" calcext:value-type="string">
            <text:p>Character.create(movie_id: 1, actor_id: 4, name: 'Marta Cabrera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da Drysdale</text:p>
          </table:table-cell>
          <table:table-cell table:formula="of:=&quot;Character.create(&quot;&amp;[.$A$1]&amp;&quot;: &quot;&amp;[.A5]&amp;&quot;, &quot;&amp;[.$B$1]&amp;&quot;: &quot;&amp;[.B5]&amp;&quot;, &quot;&amp;[.$C$1]&amp;&quot;: &quot;&amp;&quot;'&quot;&amp;[.C5]&amp;&quot;')&quot;" office:value-type="string" office:string-value="Character.create(movie_id: 1, actor_id: 5, name: 'Linda Drysdale')" calcext:value-type="string">
            <text:p>Character.create(movie_id: 1, actor_id: 5, name: 'Linda Drysdale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alt Thrombey</text:p>
          </table:table-cell>
          <table:table-cell table:formula="of:=&quot;Character.create(&quot;&amp;[.$A$1]&amp;&quot;: &quot;&amp;[.A6]&amp;&quot;, &quot;&amp;[.$B$1]&amp;&quot;: &quot;&amp;[.B6]&amp;&quot;, &quot;&amp;[.$C$1]&amp;&quot;: &quot;&amp;&quot;'&quot;&amp;[.C6]&amp;&quot;')&quot;" office:value-type="string" office:string-value="Character.create(movie_id: 1, actor_id: 6, name: 'Walt Thrombey')" calcext:value-type="string">
            <text:p>Character.create(movie_id: 1, actor_id: 6, name: 'Walt Thrombey'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ard Drysdale</text:p>
          </table:table-cell>
          <table:table-cell table:formula="of:=&quot;Character.create(&quot;&amp;[.$A$1]&amp;&quot;: &quot;&amp;[.A7]&amp;&quot;, &quot;&amp;[.$B$1]&amp;&quot;: &quot;&amp;[.B7]&amp;&quot;, &quot;&amp;[.$C$1]&amp;&quot;: &quot;&amp;&quot;'&quot;&amp;[.C7]&amp;&quot;')&quot;" office:value-type="string" office:string-value="Character.create(movie_id: 1, actor_id: 7, name: 'Richard Drysdale')" calcext:value-type="string">
            <text:p>Character.create(movie_id: 1, actor_id: 7, name: 'Richard Drysdale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ke Skywalker / Dobbu Scay</text:p>
          </table:table-cell>
          <table:table-cell table:formula="of:=&quot;Character.create(&quot;&amp;[.$A$1]&amp;&quot;: &quot;&amp;[.A8]&amp;&quot;, &quot;&amp;[.$B$1]&amp;&quot;: &quot;&amp;[.B8]&amp;&quot;, &quot;&amp;[.$C$1]&amp;&quot;: &quot;&amp;&quot;'&quot;&amp;[.C8]&amp;&quot;')&quot;" office:value-type="string" office:string-value="Character.create(movie_id: 2, actor_id: 8, name: 'Luke Skywalker / Dobbu Scay')" calcext:value-type="string">
            <text:p>Character.create(movie_id: 2, actor_id: 8, name: 'Luke Skywalker / Dobbu Scay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ia Organa</text:p>
          </table:table-cell>
          <table:table-cell table:formula="of:=&quot;Character.create(&quot;&amp;[.$A$1]&amp;&quot;: &quot;&amp;[.A9]&amp;&quot;, &quot;&amp;[.$B$1]&amp;&quot;: &quot;&amp;[.B9]&amp;&quot;, &quot;&amp;[.$C$1]&amp;&quot;: &quot;&amp;&quot;'&quot;&amp;[.C9]&amp;&quot;')&quot;" office:value-type="string" office:string-value="Character.create(movie_id: 2, actor_id: 9, name: 'Leia Organa')" calcext:value-type="string">
            <text:p>Character.create(movie_id: 2, actor_id: 9, name: 'Leia Organa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ylo Ren</text:p>
          </table:table-cell>
          <table:table-cell table:formula="of:=&quot;Character.create(&quot;&amp;[.$A$1]&amp;&quot;: &quot;&amp;[.A10]&amp;&quot;, &quot;&amp;[.$B$1]&amp;&quot;: &quot;&amp;[.B10]&amp;&quot;, &quot;&amp;[.$C$1]&amp;&quot;: &quot;&amp;&quot;'&quot;&amp;[.C10]&amp;&quot;')&quot;" office:value-type="string" office:string-value="Character.create(movie_id: 2, actor_id: 10, name: 'Kylo Ren')" calcext:value-type="string">
            <text:p>Character.create(movie_id: 2, actor_id: 10, name: 'Kylo Ren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y</text:p>
          </table:table-cell>
          <table:table-cell table:formula="of:=&quot;Character.create(&quot;&amp;[.$A$1]&amp;&quot;: &quot;&amp;[.A11]&amp;&quot;, &quot;&amp;[.$B$1]&amp;&quot;: &quot;&amp;[.B11]&amp;&quot;, &quot;&amp;[.$C$1]&amp;&quot;: &quot;&amp;&quot;'&quot;&amp;[.C11]&amp;&quot;')&quot;" office:value-type="string" office:string-value="Character.create(movie_id: 2, actor_id: 11, name: 'Rey')" calcext:value-type="string">
            <text:p>Character.create(movie_id: 2, actor_id: 11, name: 'Rey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n</text:p>
          </table:table-cell>
          <table:table-cell table:formula="of:=&quot;Character.create(&quot;&amp;[.$A$1]&amp;&quot;: &quot;&amp;[.A12]&amp;&quot;, &quot;&amp;[.$B$1]&amp;&quot;: &quot;&amp;[.B12]&amp;&quot;, &quot;&amp;[.$C$1]&amp;&quot;: &quot;&amp;&quot;'&quot;&amp;[.C12]&amp;&quot;')&quot;" office:value-type="string" office:string-value="Character.create(movie_id: 2, actor_id: 12, name: 'Finn')" calcext:value-type="string">
            <text:p>Character.create(movie_id: 2, actor_id: 12, name: 'Finn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oe Dameron</text:p>
          </table:table-cell>
          <table:table-cell table:formula="of:=&quot;Character.create(&quot;&amp;[.$A$1]&amp;&quot;: &quot;&amp;[.A13]&amp;&quot;, &quot;&amp;[.$B$1]&amp;&quot;: &quot;&amp;[.B13]&amp;&quot;, &quot;&amp;[.$C$1]&amp;&quot;: &quot;&amp;&quot;'&quot;&amp;[.C13]&amp;&quot;')&quot;" office:value-type="string" office:string-value="Character.create(movie_id: 2, actor_id: 13, name: 'Poe Dameron')" calcext:value-type="string">
            <text:p>Character.create(movie_id: 2, actor_id: 13, name: 'Poe Dameron'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ptain America / Steve Rogers</text:p>
          </table:table-cell>
          <table:table-cell table:formula="of:=&quot;Character.create(&quot;&amp;[.$A$1]&amp;&quot;: &quot;&amp;[.A14]&amp;&quot;, &quot;&amp;[.$B$1]&amp;&quot;: &quot;&amp;[.B14]&amp;&quot;, &quot;&amp;[.$C$1]&amp;&quot;: &quot;&amp;&quot;'&quot;&amp;[.C14]&amp;&quot;')&quot;" office:value-type="string" office:string-value="Character.create(movie_id: 3, actor_id: 3, name: 'Captain America / Steve Rogers')" calcext:value-type="string">
            <text:p>Character.create(movie_id: 3, actor_id: 3, name: 'Captain America / Steve Rogers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ggy Carter</text:p>
          </table:table-cell>
          <table:table-cell table:formula="of:=&quot;Character.create(&quot;&amp;[.$A$1]&amp;&quot;: &quot;&amp;[.A15]&amp;&quot;, &quot;&amp;[.$B$1]&amp;&quot;: &quot;&amp;[.B15]&amp;&quot;, &quot;&amp;[.$C$1]&amp;&quot;: &quot;&amp;&quot;'&quot;&amp;[.C15]&amp;&quot;')&quot;" office:value-type="string" office:string-value="Character.create(movie_id: 3, actor_id: 16, name: 'Peggy Carter')" calcext:value-type="string">
            <text:p>Character.create(movie_id: 3, actor_id: 16, name: 'Peggy Carter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James Buchanan “Bucky” Barnes</text:p>
          </table:table-cell>
          <table:table-cell table:formula="of:=&quot;Character.create(&quot;&amp;[.$A$1]&amp;&quot;: &quot;&amp;[.A16]&amp;&quot;, &quot;&amp;[.$B$1]&amp;&quot;: &quot;&amp;[.B16]&amp;&quot;, &quot;&amp;[.$C$1]&amp;&quot;: &quot;&amp;&quot;'&quot;&amp;[.C16]&amp;&quot;')&quot;" office:value-type="string" office:string-value="Character.create(movie_id: 3, actor_id: 17, name: 'James Buchanan “Bucky” Barnes')" calcext:value-type="string">
            <text:p>Character.create(movie_id: 3, actor_id: 17, name: 'James Buchanan “Bucky” Barnes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lonel Chester Phillips</text:p>
          </table:table-cell>
          <table:table-cell table:formula="of:=&quot;Character.create(&quot;&amp;[.$A$1]&amp;&quot;: &quot;&amp;[.A17]&amp;&quot;, &quot;&amp;[.$B$1]&amp;&quot;: &quot;&amp;[.B17]&amp;&quot;, &quot;&amp;[.$C$1]&amp;&quot;: &quot;&amp;&quot;'&quot;&amp;[.C17]&amp;&quot;')&quot;" office:value-type="string" office:string-value="Character.create(movie_id: 3, actor_id: 18, name: 'Colonel Chester Phillips')" calcext:value-type="string">
            <text:p>Character.create(movie_id: 3, actor_id: 18, name: 'Colonel Chester Phillips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hann Schmidt / Red Skull</text:p>
          </table:table-cell>
          <table:table-cell table:formula="of:=&quot;Character.create(&quot;&amp;[.$A$1]&amp;&quot;: &quot;&amp;[.A18]&amp;&quot;, &quot;&amp;[.$B$1]&amp;&quot;: &quot;&amp;[.B18]&amp;&quot;, &quot;&amp;[.$C$1]&amp;&quot;: &quot;&amp;&quot;'&quot;&amp;[.C18]&amp;&quot;')&quot;" office:value-type="string" office:string-value="Character.create(movie_id: 3, actor_id: 19, name: 'Johann Schmidt / Red Skull')" calcext:value-type="string">
            <text:p>Character.create(movie_id: 3, actor_id: 19, name: 'Johann Schmidt / Red Skull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. Abraham Erskine</text:p>
          </table:table-cell>
          <table:table-cell table:formula="of:=&quot;Character.create(&quot;&amp;[.$A$1]&amp;&quot;: &quot;&amp;[.A19]&amp;&quot;, &quot;&amp;[.$B$1]&amp;&quot;: &quot;&amp;[.B19]&amp;&quot;, &quot;&amp;[.$C$1]&amp;&quot;: &quot;&amp;&quot;'&quot;&amp;[.C19]&amp;&quot;')&quot;" office:value-type="string" office:string-value="Character.create(movie_id: 3, actor_id: 20, name: 'Dr. Abraham Erskine')" calcext:value-type="string">
            <text:p>Character.create(movie_id: 3, actor_id: 20, name: 'Dr. Abraham Erskine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ck</text:p>
          </table:table-cell>
          <table:table-cell table:formula="of:=&quot;Character.create(&quot;&amp;[.$A$1]&amp;&quot;: &quot;&amp;[.A20]&amp;&quot;, &quot;&amp;[.$B$1]&amp;&quot;: &quot;&amp;[.B20]&amp;&quot;, &quot;&amp;[.$C$1]&amp;&quot;: &quot;&amp;&quot;'&quot;&amp;[.C20]&amp;&quot;')&quot;" office:value-type="string" office:string-value="Character.create(movie_id: 4, actor_id: 3, name: 'Nick')" calcext:value-type="string">
            <text:p>Character.create(movie_id: 4, actor_id: 3, name: 'Nick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rooke</text:p>
          </table:table-cell>
          <table:table-cell table:formula="of:=&quot;Character.create(&quot;&amp;[.$A$1]&amp;&quot;: &quot;&amp;[.A21]&amp;&quot;, &quot;&amp;[.$B$1]&amp;&quot;: &quot;&amp;[.B21]&amp;&quot;, &quot;&amp;[.$C$1]&amp;&quot;: &quot;&amp;&quot;'&quot;&amp;[.C21]&amp;&quot;')&quot;" office:value-type="string" office:string-value="Character.create(movie_id: 4, actor_id: 22, name: 'Brooke')" calcext:value-type="string">
            <text:p>Character.create(movie_id: 4, actor_id: 22, name: 'Brooke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nnah</text:p>
          </table:table-cell>
          <table:table-cell table:formula="of:=&quot;Character.create(&quot;&amp;[.$A$1]&amp;&quot;: &quot;&amp;[.A22]&amp;&quot;, &quot;&amp;[.$B$1]&amp;&quot;: &quot;&amp;[.B22]&amp;&quot;, &quot;&amp;[.$C$1]&amp;&quot;: &quot;&amp;&quot;'&quot;&amp;[.C22]&amp;&quot;')&quot;" office:value-type="string" office:string-value="Character.create(movie_id: 4, actor_id: 23, name: 'Hannah')" calcext:value-type="string">
            <text:p>Character.create(movie_id: 4, actor_id: 23, name: 'Hannah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rry</text:p>
          </table:table-cell>
          <table:table-cell table:formula="of:=&quot;Character.create(&quot;&amp;[.$A$1]&amp;&quot;: &quot;&amp;[.A23]&amp;&quot;, &quot;&amp;[.$B$1]&amp;&quot;: &quot;&amp;[.B23]&amp;&quot;, &quot;&amp;[.$C$1]&amp;&quot;: &quot;&amp;&quot;'&quot;&amp;[.C23]&amp;&quot;')&quot;" office:value-type="string" office:string-value="Character.create(movie_id: 4, actor_id: 24, name: 'Harry')" calcext:value-type="string">
            <text:p>Character.create(movie_id: 4, actor_id: 24, name: 'Harry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anny</text:p>
          </table:table-cell>
          <table:table-cell table:formula="of:=&quot;Character.create(&quot;&amp;[.$A$1]&amp;&quot;: &quot;&amp;[.A24]&amp;&quot;, &quot;&amp;[.$B$1]&amp;&quot;: &quot;&amp;[.B24]&amp;&quot;, &quot;&amp;[.$C$1]&amp;&quot;: &quot;&amp;&quot;'&quot;&amp;[.C24]&amp;&quot;')&quot;" office:value-type="string" office:string-value="Character.create(movie_id: 4, actor_id: 25, name: 'Danny')" calcext:value-type="string">
            <text:p>Character.create(movie_id: 4, actor_id: 25, name: 'Danny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00:55.886848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3:55:11.920078044</meta:creation-date>
    <dc:date>2020-06-05T20:09:30.289713690</dc:date>
    <meta:editing-duration>PT1H58M26S</meta:editing-duration>
    <meta:editing-cycles>38</meta:editing-cycles>
    <meta:generator>LibreOffice/6.0.7.3$Linux_X86_64 LibreOffice_project/00m0$Build-3</meta:generator>
    <meta:document-statistic meta:table-count="5" meta:cell-count="294" meta:object-count="0"/>
  </office:meta>
</office:document-meta>
</file>